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Verdana, Arial, 'Lucida Grande'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orphans="2" fo:widows="2" fo:text-indent="0cm" style:auto-text-indent="false"/>
    </style:style>
    <style:style style:name="P2" style:family="paragraph" style:parent-style-name="Text_20_body" style:list-style-name="L4">
      <style:paragraph-properties fo:orphans="2" fo:widows="2"/>
      <style:text-properties fo:font-variant="normal" fo:text-transform="none" fo:color="#000000" style:font-name="Helvetica" fo:font-size="11.25pt" fo:letter-spacing="normal" fo:font-style="normal" fo:font-weight="normal"/>
    </style:style>
    <style:style style:name="P3" style:family="paragraph" style:parent-style-name="Text_20_body" style:list-style-name="L5">
      <style:paragraph-properties fo:orphans="2" fo:widows="2"/>
      <style:text-properties fo:font-variant="normal" fo:text-transform="none" fo:color="#000000" style:font-name="Helvetica" fo:font-size="11.25pt" fo:letter-spacing="normal" fo:font-style="normal" fo:font-weight="normal"/>
    </style:style>
    <style:style style:name="P4" style:family="paragraph" style:parent-style-name="Text_20_body" style:list-style-name="L6">
      <style:paragraph-properties fo:orphans="2" fo:widows="2"/>
      <style:text-properties fo:font-variant="normal" fo:text-transform="none" fo:color="#000000" style:font-name="Helvetica" fo:font-size="11.25pt" fo:letter-spacing="normal" fo:font-style="normal" fo:font-weight="normal"/>
    </style:style>
    <style:style style:name="P5" style:family="paragraph" style:parent-style-name="Text_20_body" style:list-style-name="L8">
      <style:paragraph-properties fo:orphans="2" fo:widows="2"/>
    </style:style>
    <style:style style:name="P6" style:family="paragraph" style:parent-style-name="Text_20_body" style:list-style-name="L9">
      <style:paragraph-properties fo:orphans="2" fo:widows="2"/>
    </style:style>
    <style:style style:name="P7" style:family="paragraph" style:parent-style-name="Text_20_body" style:list-style-name="L10">
      <style:paragraph-properties fo:orphans="2" fo:widows="2"/>
    </style:style>
    <style:style style:name="P8" style:family="paragraph" style:parent-style-name="Text_20_body" style:list-style-name="L11">
      <style:paragraph-properties fo:orphans="2" fo:widows="2"/>
    </style:style>
    <style:style style:name="P9" style:family="paragraph" style:parent-style-name="Text_20_body" style:list-style-name="L12">
      <style:paragraph-properties fo:orphans="2" fo:widows="2"/>
    </style:style>
    <style:style style:name="P10" style:family="paragraph" style:parent-style-name="Text_20_body" style:list-style-name="L13">
      <style:paragraph-properties fo:orphans="2" fo:widows="2"/>
    </style:style>
    <style:style style:name="P11" style:family="paragraph" style:parent-style-name="Text_20_body" style:list-style-name="L2">
      <style:paragraph-properties fo:orphans="2" fo:widows="2" fo:padding="0cm" fo:border="none"/>
    </style:style>
    <style:style style:name="P12" style:family="paragraph" style:parent-style-name="Text_20_body" style:list-style-name="L3">
      <style:paragraph-properties fo:orphans="2" fo:widows="2" fo:padding="0cm" fo:border="none"/>
    </style:style>
    <style:style style:name="P13" style:family="paragraph" style:parent-style-name="Text_20_body" style:list-style-name="L7">
      <style:paragraph-properties fo:orphans="2" fo:widows="2" fo:padding="0cm" fo:border="non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Helvetica" fo:font-size="11.25pt" fo:letter-spacing="normal" fo:font-style="normal"/>
    </style:style>
    <style:style style:name="T3" style:family="text">
      <style:text-properties fo:font-variant="normal" fo:text-transform="none" fo:color="#000000" style:font-name="Helvetica" fo:font-size="11.2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2b7fcf" style:font-name="Helvetica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eletype"><text:span text:style-name="T1">~base_global_planner</text:span></text:span><text:span text:style-name="T4"> </text:span><text:span text:style-name="T3">(</text:span><text:span text:style-name="Teletype"><text:span text:style-name="T1">string</text:span></text:span><text:span text:style-name="T3">, default: </text:span><text:span text:style-name="Teletype"><text:span text:style-name="T1">"navfn/NavfnROS"</text:span></text:span><text:span text:style-name="T4"> </text:span><text:span text:style-name="Strong_20_Emphasis"><text:span text:style-name="T2">For 1.1+ series</text:span></text:span><text:span text:style-name="T3">)</text:span><text:bookmark text:name="line-607"/></text:p>
      <text:p text:style-name="P15"><text:span text:style-name="Teletype"><text:span text:style-name="T1">~base_local_planner</text:span></text:span><text:span text:style-name="T4"> </text:span><text:span text:style-name="T3">(</text:span><text:span text:style-name="Teletype"><text:span text:style-name="T1">string</text:span></text:span><text:span text:style-name="T3">, default: </text:span><text:span text:style-name="Teletype"><text:span text:style-name="T1">"base_local_planner/TrajectoryPlannerROS"</text:span></text:span><text:span text:style-name="T4"> </text:span><text:span text:style-name="Strong_20_Emphasis"><text:span text:style-name="T2">For 1.1+ series</text:span></text:span><text:span text:style-name="T3">)</text:span><text:bookmark text:name="line-612"/></text:p>
      <text:list xml:id="list68276793" text:style-name="L2">
        <text:list-header>
          <text:p text:style-name="P11"><text:bookmark text:name="line-613"/><text:bookmark text:name="line-614"/><text:bookmark text:name="line-615"/><text:bookmark text:name="line-616"/><text:span text:style-name="T3"/></text:p>
        </text:list-header>
      </text:list>
      <text:p text:style-name="P15"><text:span text:style-name="Teletype"><text:span text:style-name="T1">~recovery_behaviors</text:span></text:span><text:span text:style-name="T4"> </text:span><text:span text:style-name="T3">(</text:span><text:span text:style-name="Teletype"><text:span text:style-name="T1">list</text:span></text:span><text:span text:style-name="T3">, default: [{name: conservative_reset, type: clear_costmap_recovery/ClearCostmapRecovery}, {name: rotate_recovery, type: rotate_recovery/RotateRecovery}, {name: aggressive_reset, type: clear_costmap_recovery/ClearCostmapRecovery}] </text:span><text:span text:style-name="Strong_20_Emphasis"><text:span text:style-name="T2">For 1.1+ series</text:span></text:span><text:span text:style-name="T3">)</text:span><text:bookmark text:name="line-617"/></text:p>
      <text:list xml:id="list506924970" text:style-name="L3">
        <text:list-item>
          <text:p text:style-name="P12"><text:span text:style-name="T3">A list of recovery behavior plugins to use with </text:span><text:span text:style-name="Teletype"><text:span text:style-name="T3">move_base</text:span></text:span><text:span text:style-name="T3">, see </text:span><text:a xlink:type="simple" xlink:href="http://www.ros.org/wiki/pluginlib"><text:span text:style-name="T5">pluginlib</text:span></text:a><text:span text:style-name="T3"> documentation for more details on plugins. These behaviors will be run when </text:span><text:span text:style-name="Teletype"><text:span text:style-name="T3">move_base</text:span></text:span><text:span text:style-name="T3"> fails to find a valid plan in the order that they are specified. After each behavior completes, </text:span><text:span text:style-name="Teletype"><text:span text:style-name="T3">move_base</text:span></text:span><text:span text:style-name="T3"> will attempt to make a plan. If planning is successful, </text:span><text:span text:style-name="Teletype"><text:span text:style-name="T3">move_base</text:span></text:span><text:span text:style-name="T3"> will continue normal operation. Otherwise, the next recovery behavior in the list will be executed. These plugins must adhere to the </text:span><text:span text:style-name="Teletype"><text:span text:style-name="T3">nav_core::RecoveryBehavior</text:span></text:span><text:span text:style-name="T3"> interface specified in the </text:span><text:a xlink:type="simple" xlink:href="http://www.ros.org/wiki/nav_core"><text:span text:style-name="T5">nav_core</text:span></text:a><text:span text:style-name="T3"> package. (</text:span><text:span text:style-name="Strong_20_Emphasis"><text:span text:style-name="T3">1.0 series default:</text:span></text:span><text:span text:style-name="T3">[{name: conservative_reset, type: ClearCostmapRecovery}, {name: rotate_recovery, type: RotateRecovery}, {name: aggressive_reset, type: ClearCostmapRecovery}]). Note: For the default parameters, the aggressive_reset behavior will clear out to a distance of 4 * </text:span><text:span text:style-name="Teletype"><text:span text:style-name="T3">~/local_costmap/circumscribed_radius</text:span></text:span><text:span text:style-name="T3">.</text:span><text:bookmark text:name="line-618"/><text:bookmark text:name="line-619"/><text:bookmark text:name="line-620"/><text:bookmark text:name="line-621"/></text:p>
        </text:list-item>
      </text:list>
      <text:p text:style-name="P15"><text:span text:style-name="Teletype"><text:span text:style-name="T1">~controller_frequency</text:span></text:span><text:span text:style-name="T4"> </text:span><text:span text:style-name="T3">(</text:span><text:span text:style-name="Teletype"><text:span text:style-name="T1">double</text:span></text:span><text:span text:style-name="T3">, default: 20.0)</text:span><text:bookmark text:name="line-622"/></text:p>
      <text:list xml:id="list1854287214" text:style-name="L4">
        <text:list-item>
          <text:p text:style-name="P2">The rate in Hz at which to run the control loop and send velocity commands to the base.<text:bookmark text:name="line-623"/><text:bookmark text:name="line-624"/><text:bookmark text:name="line-625"/><text:bookmark text:name="line-626"/></text:p>
        </text:list-item>
      </text:list>
      <text:p text:style-name="P15"><text:span text:style-name="Teletype"><text:span text:style-name="T1">~planner_patience</text:span></text:span><text:span text:style-name="T4"> </text:span><text:span text:style-name="T3">(</text:span><text:span text:style-name="Teletype"><text:span text:style-name="T1">double</text:span></text:span><text:span text:style-name="T3">, default: 5.0)</text:span><text:bookmark text:name="line-627"/></text:p>
      <text:list xml:id="list521309844" text:style-name="L5">
        <text:list-item>
          <text:p text:style-name="P3">How long the planner will wait in seconds in an attempt to find a valid plan before space-clearing operations are performed.<text:bookmark text:name="line-628"/><text:bookmark text:name="line-629"/><text:bookmark text:name="line-630"/><text:bookmark text:name="line-631"/></text:p>
        </text:list-item>
      </text:list>
      <text:p text:style-name="P15"><text:span text:style-name="Teletype"><text:span text:style-name="T1">~controller_patience</text:span></text:span><text:span text:style-name="T4"> </text:span><text:span text:style-name="T3">(</text:span><text:span text:style-name="Teletype"><text:span text:style-name="T1">double</text:span></text:span><text:span text:style-name="T3">, default: 15.0)</text:span><text:bookmark text:name="line-632"/></text:p>
      <text:list xml:id="list253358980" text:style-name="L6">
        <text:list-item>
          <text:p text:style-name="P4">How long the controller will wait in seconds without receiving a valid control before space-clearing operations are performed.<text:bookmark text:name="line-633"/><text:bookmark text:name="line-634"/><text:bookmark text:name="line-635"/><text:bookmark text:name="line-636"/></text:p>
        </text:list-item>
      </text:list>
      <text:p text:style-name="P15"><text:span text:style-name="Teletype"><text:span text:style-name="T1">~conservative_reset_dist</text:span></text:span><text:span text:style-name="T4"> </text:span><text:span text:style-name="T3">(</text:span><text:span text:style-name="Teletype"><text:span text:style-name="T1">double</text:span></text:span><text:span text:style-name="T3">, default: 3.0)</text:span><text:bookmark text:name="line-637"/></text:p>
      <text:list xml:id="list315102013" text:style-name="L7">
        <text:list-item>
          <text:p text:style-name="P13"><text:span text:style-name="T3">The distance away from the robot in meters at which obstacles will be cleared from the </text:span><text:a xlink:type="simple" xlink:href="http://www.ros.org/wiki/costmap_2d"><text:span text:style-name="T5">costmap</text:span></text:a><text:span text:style-name="T3"> when attempting to clear space in the map. Note, this parameter is only used when the default recovery behaviors are used for</text:span><text:span text:style-name="Teletype"><text:span text:style-name="T3">move_base</text:span></text:span><text:span text:style-name="T3">.</text:span><text:bookmark text:name="line-638"/><text:bookmark text:name="line-639"/><text:bookmark text:name="line-640"/><text:bookmark text:name="line-641"/></text:p>
        </text:list-item>
      </text:list>
      <text:p text:style-name="P15"><text:span text:style-name="Teletype"><text:span text:style-name="T1">~recovery_behavior_enabled</text:span></text:span><text:span text:style-name="T4"> </text:span><text:span text:style-name="T3">(</text:span><text:span text:style-name="Teletype"><text:span text:style-name="T1">bool</text:span></text:span><text:span text:style-name="T3">, default: </text:span><text:span text:style-name="Teletype"><text:span text:style-name="T1">true</text:span></text:span><text:span text:style-name="T3">)</text:span><text:bookmark text:name="line-642"/></text:p>
      <text:list xml:id="list1010789636" text:style-name="L8">
        <text:list-item>
          <text:p text:style-name="P5"><text:span text:style-name="T3">Whether or not to enable the </text:span><text:span text:style-name="Teletype"><text:span text:style-name="T3">move_base</text:span></text:span><text:span text:style-name="T3"> recovery behaviors to attempt to clear out space.</text:span><text:bookmark text:name="line-643"/><text:bookmark text:name="line-644"/><text:bookmark text:name="line-645"/><text:bookmark text:name="line-646"/></text:p>
        </text:list-item>
      </text:list>
      <text:p text:style-name="P15"><text:span text:style-name="Teletype"><text:span text:style-name="T1">~clearing_rotation_allowed</text:span></text:span><text:span text:style-name="T4"> </text:span><text:span text:style-name="T3">(</text:span><text:span text:style-name="Teletype"><text:span text:style-name="T1">bool</text:span></text:span><text:span text:style-name="T3">, default: </text:span><text:span text:style-name="Teletype"><text:span text:style-name="T1">true</text:span></text:span><text:span text:style-name="T3">)</text:span><text:bookmark text:name="line-647"/></text:p>
      <text:list xml:id="list1503541205" text:style-name="L9">
        <text:list-item>
          <text:p text:style-name="P6"><text:span text:style-name="T3">Determines whether or not the robot will attempt an in-place rotation when attempting to clear out space. Note: This parameter is only used when the default recovery behaviors are in use, meaning the user has not set the</text:span><text:span text:style-name="Teletype"><text:span text:style-name="T3">recovery_behaviors</text:span></text:span><text:span text:style-name="T3"> parameter to anything custom.</text:span><text:bookmark text:name="line-648"/><text:bookmark text:name="line-649"/><text:bookmark text:name="line-650"/><text:bookmark text:name="line-651"/></text:p>
        </text:list-item>
      </text:list>
      <text:p text:style-name="P15"><text:span text:style-name="Teletype"><text:span text:style-name="T1">~shutdown_costmaps</text:span></text:span><text:span text:style-name="T4"> </text:span><text:span text:style-name="T3">(</text:span><text:span text:style-name="Teletype"><text:span text:style-name="T1">bool</text:span></text:span><text:span text:style-name="T3">, default: </text:span><text:span text:style-name="Teletype"><text:span text:style-name="T1">false</text:span></text:span><text:span text:style-name="T3">)</text:span><text:bookmark text:name="line-652"/></text:p>
      <text:list xml:id="list1321895361" text:style-name="L10">
        <text:list-item>
          <text:p text:style-name="P7"><text:span text:style-name="T3">Determines whether or not to shutdown the costmaps of the node when </text:span><text:span text:style-name="Teletype"><text:span text:style-name="T3">move_base</text:span></text:span><text:span text:style-name="T3"> is in an inactive state</text:span><text:bookmark text:name="line-653"/><text:bookmark text:name="line-654"/><text:bookmark text:name="line-655"/><text:bookmark text:name="line-656"/></text:p>
        </text:list-item>
      </text:list>
      <text:p text:style-name="P15"><text:soft-page-break/><text:span text:style-name="Teletype"><text:span text:style-name="T1">~oscillation_timeout</text:span></text:span><text:span text:style-name="T4"> </text:span><text:span text:style-name="T3">(</text:span><text:span text:style-name="Teletype"><text:span text:style-name="T1">double</text:span></text:span><text:span text:style-name="T3">, default: 0.0)</text:span><text:bookmark text:name="line-657"/></text:p>
      <text:list xml:id="list1216935896" text:style-name="L11">
        <text:list-item>
          <text:p text:style-name="P8"><text:span text:style-name="T3">How long in seconds to allow for oscillation before executing recovery behaviors. A value of 0.0 corresponds to an infinite timeout. </text:span><text:span text:style-name="Strong_20_Emphasis"><text:span text:style-name="T3">New in navigation 1.3.1</text:span></text:span><text:bookmark text:name="line-658"/><text:bookmark text:name="line-659"/><text:bookmark text:name="line-660"/><text:bookmark text:name="line-661"/></text:p>
        </text:list-item>
      </text:list>
      <text:p text:style-name="P15"><text:span text:style-name="Teletype"><text:span text:style-name="T1">~oscillation_distance</text:span></text:span><text:span text:style-name="T4"> </text:span><text:span text:style-name="T3">(</text:span><text:span text:style-name="Teletype"><text:span text:style-name="T1">double</text:span></text:span><text:span text:style-name="T3">, default: 0.5)</text:span><text:bookmark text:name="line-662"/></text:p>
      <text:list xml:id="list1101606830" text:style-name="L12">
        <text:list-item>
          <text:p text:style-name="P9"><text:span text:style-name="T3">How far in meters the robot must move to be considered not to be oscillating. Moving this far resets the timer counting up to the </text:span><text:span text:style-name="Teletype"><text:span text:style-name="T3">~oscillation_timeout</text:span></text:span><text:span text:style-name="T3"> </text:span><text:span text:style-name="Strong_20_Emphasis"><text:span text:style-name="T3">New in navigation 1.3.1</text:span></text:span><text:bookmark text:name="line-663"/><text:bookmark text:name="line-664"/><text:bookmark text:name="line-665"/><text:bookmark text:name="line-666"/></text:p>
        </text:list-item>
      </text:list>
      <text:p text:style-name="P15"><text:span text:style-name="Teletype"><text:span text:style-name="T1">~planner_frequency</text:span></text:span><text:span text:style-name="T4"> </text:span><text:span text:style-name="T3">(</text:span><text:span text:style-name="Teletype"><text:span text:style-name="T1">double</text:span></text:span><text:span text:style-name="T3">, default: 0.0)</text:span><text:bookmark text:name="line-667"/></text:p>
      <text:list xml:id="list1843152478" text:style-name="L13">
        <text:list-item>
          <text:p text:style-name="P10"><text:span text:style-name="T3">The rate in Hz at which to run the global planning loop. If the frequency is set to 0.0, the global planner will only run when a new goal is received or the local planner reports that its path is blocked. </text:span><text:span text:style-name="Strong_20_Emphasis"><text:span text:style-name="T3">New in navigation 1.6.0</text:span></text:span><text:bookmark text:name="line-668"/><text:bookmark text:name="line-669"/><text:bookmark text:name="line-670"/><text:bookmark text:name="line-671"/><text:bookmark text:name="line-672"/><text:bookmark text:name="line-673"/><text:bookmark text:name="line-674"/><text:bookmark text:name="line-675"/><text:bookmark text:name="line-676"/><text:bookmark text:name="line-677"/><text:bookmark text:name="line-678"/><text:bookmark text:name="line-679"/><text:bookmark text:name="line-680"/><text:bookmark text:name="line-681"/><text:bookmark text:name="line-682"/><text:bookmark text:name="line-683"/><text:bookmark text:name="line-684"/></text:p>
        </text:list-item>
      </text:list>
      <text:p text:style-name="P14"><text:bookmark text:name="line-138-3"/><text:bookmark text:name="line-139-3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Verdana, Arial, 'Lucida Grande', sans-serif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letype" style:family="text">
      <style:text-properties style:font-name="DejaVu Sans Mono" style:font-name-asian="WenQuanYi Micro Hei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 </meta:initial-creator>
    <meta:creation-date>2012-12-13T17:22:13</meta:creation-date>
    <meta:document-statistic meta:table-count="0" meta:image-count="0" meta:object-count="0" meta:page-count="2" meta:paragraph-count="25" meta:word-count="468" meta:character-count="3328" meta:non-whitespace-character-count="2894"/>
    <dc:date>2012-12-13T17:24:13</dc:date>
    <dc:creator>sid </dc:creator>
    <meta:editing-duration>PT2M1S</meta:editing-duration>
    <meta:editing-cycles>1</meta:editing-cycles>
    <meta:generator>LibreOffice/3.4$Unix LibreOffice_project/340m1$Build-402</meta:generator>
  </office:meta>
</office:document-meta>
</file>